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52a" officeooo:paragraph-rsid="000a652a"/>
    </style:style>
    <style:style style:name="P2" style:family="paragraph" style:parent-style-name="Standard">
      <style:text-properties officeooo:rsid="000b3479" officeooo:paragraph-rsid="000b3479"/>
    </style:style>
    <style:style style:name="P3" style:family="paragraph" style:parent-style-name="Standard">
      <style:text-properties officeooo:rsid="000ca6dc" officeooo:paragraph-rsid="000ca6dc"/>
    </style:style>
    <style:style style:name="P4" style:family="paragraph" style:parent-style-name="Standard">
      <style:text-properties officeooo:rsid="00101742" officeooo:paragraph-rsid="00101742"/>
    </style:style>
    <style:style style:name="T1" style:family="text">
      <style:text-properties officeooo:rsid="000e5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istiont</text:p>
      <text:p text:style-name="P1"/>
      <text:p text:style-name="P1">A quelle fréquence écoutez-vous de la musique ?</text:p>
      <text:p text:style-name="P1">- Tous les jours</text:p>
      <text:p text:style-name="P1">- Régulièrement</text:p>
      <text:p text:style-name="P1">- Occasionnellement</text:p>
      <text:p text:style-name="P1">- Je n’écoute pas de musique</text:p>
      <text:p text:style-name="P1"/>
      <text:p text:style-name="P1">Par quels moyens écoutez-vous de la musique ?</text:p>
      <text:p text:style-name="P1">- Sur des plateformes en ligne (ex : Spotify, Youtube Music…)</text:p>
      <text:p text:style-name="P1">- Autres (précisez)</text:p>
      <text:p text:style-name="P1"><text:tab/>« zone de texte »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2">Quels style de musique écoutez-vous ?</text:p>
      <text:p text:style-name="P2"/>
      <text:p text:style-name="P3">Regardez-vous régulièrement la météo du jour avant de partir de chez vous ?</text:p>
      <text:p text:style-name="P3"/>
      <text:p text:style-name="P3">Quels sont les appareils que vous utilisez le plus au quotidien ?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3">« L’idée d’une playlist adaptée à la météo me semble utile »</text:p>
      <text:p text:style-name="P3"/>
      <text:p text:style-name="P3">« J’écoute de tout tant qu’on me le recommande »</text:p>
      <text:p text:style-name="P3"/>
      <text:p text:style-name="P3">« Lorsque je consulte la météo, j’aimerais savoir le strict minimum »</text:p>
      <text:p text:style-name="P3"/>
      <text:p text:style-name="P3">« <text:span text:style-name="T1">La météo influence mon humeur »</text:span>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4">Utile / inutile</text:p>
      <text:p text:style-name="P4"/>
      <text:p text:style-name="P4">- Choisir ma localisation</text:p>
      <text:p text:style-name="P4">- Choisir mes préférences musicales</text:p>
      <text:p text:style-name="P4">- Pouvoir enregistrer les musiques sur mes plateformes d’écoutes</text:p>
      <text:p text:style-name="P4">- Recevoir par email la playlist du jour</text:p>
      <text:p text:style-name="P3"/>
      <text:p text:style-name="P3">Y-a-t-il une fonctionnalité non présente sur des applications similaires qui méritent selon vous d’être implémentées ?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6:19:13.603000000</meta:creation-date>
    <dc:date>2026-01-28T17:06:47.129000000</dc:date>
    <meta:editing-duration>PT47M32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6" meta:word-count="170" meta:character-count="1321" meta:non-whitespace-character-count="1176"/>
  </office:meta>
</office:document-meta>
</file>